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90000017B2B85E389.png" manifest:media-type="image/png"/>
  <manifest:file-entry manifest:full-path="Pictures/10000000000001E6000001E7FE6FAC5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6.996cm" draw:z-index="0"><draw:image xlink:href="Pictures/10000001000003990000017B2B85E389.png" xlink:type="simple" xlink:show="embed" xlink:actuate="onLoad" draw:mime-type="image/png"/></draw:frame><draw:frame draw:style-name="fr2" draw:name="Image2" text:anchor-type="char" svg:x="1.96cm" svg:y="8.622cm" svg:width="12.859cm" svg:height="12.885cm" draw:z-index="1"><draw:image xlink:href="Pictures/10000000000001E6000001E7FE6FAC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rianne" fo:font-family="Mariann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arianne" fo:font-family="Marianne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arianne" fo:font-family="Mariann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rianne" fo:font-family="Marianne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document-statistic meta:page-count="1" meta:table-count="0" meta:image-count="2" meta:object-count="0" meta:paragraph-count="0" meta:word-count="0" meta:character-count="0"/>
  </office:meta>
</office:document-meta>
</file>